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5/10/25 <text:s text:c="3"/>Manchester library</text:p>
      <text:p text:style-name="P1"/>
      <text:p text:style-name="P1"><text:a xlink:type="simple" xlink:href="https://www.youtube.com/watch?v=zZPTVgBh1lo" text:style-name="Internet_20_link" text:visited-style-name="Visited_20_Internet_20_Link">'You are not being truthful…': Mullin confronts ex-CDC Boss Susan Monarez over RFK Jr. conversation</text:a> </text:p>
      <text:p text:style-name="P1"/>
      <text:p text:style-name="P1"><text:a xlink:type="simple" xlink:href="https://www.youtube.com/watch?v=Sg_F5kE7Y4c" text:style-name="Internet_20_link" text:visited-style-name="Visited_20_Internet_20_Link">'Does The Covid Vaccine Reduce Transmission?': Rand Paul Has Tense Interchange With Ex-CDC Director</text:a> </text:p>
      <text:p text:style-name="P1"/>
      <text:p text:style-name="P1"><text:a xlink:type="simple" xlink:href="https://www.youtube.com/watch?v=rutKymnLOT8" text:style-name="Internet_20_link" text:visited-style-name="Visited_20_Internet_20_Link">'DNA contamination in Pfizer': Bombshell testimony ‘exposes’ COVID-vaccine ‘lies’ at Senate hearing</text:a>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0-25T11:02:31.24</meta:creation-date>
    <meta:document-statistic meta:table-count="0" meta:image-count="0" meta:object-count="0" meta:page-count="1" meta:paragraph-count="4" meta:word-count="44" meta:character-count="330"/>
    <dc:date>2025-10-25T11:05:20.06</dc:date>
    <meta:editing-duration>PT2M51S</meta:editing-duration>
    <meta:editing-cycles>1</meta:editing-cycles>
    <meta:generator>OpenOffice/4.1.15$Win32 OpenOffice.org_project/4115m2$Build-9813</meta:generator>
  </office:meta>
</office:document-meta>
</file>